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automatic-styles>
    <style:style style:name="P1" style:family="paragraph" style:parent-style-name="Horizontal_20_Line">
      <style:text-properties officeooo:paragraph-rsid="00201993"/>
    </style:style>
    <style:style style:name="P2" style:family="paragraph" style:parent-style-name="Subtitle">
      <style:paragraph-properties fo:text-align="start" style:justify-single-word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1e3f3f"/>
    </style:style>
    <style:style style:name="P5" style:family="paragraph" style:parent-style-name="Text_20_body" style:list-style-name="L1">
      <style:text-properties officeooo:paragraph-rsid="001e3f3f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>
      <style:text-properties officeooo:paragraph-rsid="00201993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e3f3f"/>
    </style:style>
    <style:style style:name="T3" style:family="text">
      <style:text-properties officeooo:rsid="00201993"/>
    </style:style>
    <style:style style:name="T4" style:family="text">
      <style:text-properties style:font-name="Z003" officeooo:rsid="001e3f3f"/>
    </style:style>
    <style:style style:name="T5" style:family="text">
      <style:text-properties style:font-name="Z003" fo:font-size="14pt" officeooo:rsid="001e3f3f" style:font-size-asian="14pt" style:font-size-complex="14pt"/>
    </style:style>
    <style:style style:name="T6" style:family="text">
      <style:text-properties style:text-line-through-style="solid" style:text-line-through-type="single" style:font-name="Z003" officeooo:rsid="001e3f3f"/>
    </style:style>
    <style:style style:name="T7" style:family="text">
      <style:text-properties style:text-line-through-style="none" style:text-line-through-type="none" style:font-name="Z003" officeooo:rsid="001e3f3f"/>
    </style:style>
    <style:style style:name="T8" style:family="text">
      <style:text-properties style:text-line-through-style="none" style:text-line-through-type="none" style:font-name="Z003" fo:font-size="14pt" officeooo:rsid="001e3f3f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3f3f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Contracte de compravenda</text:span></text:span></text:p>
      <text:p text:style-name="P1"/>
      <text:p text:style-name="Text_20_body">D’una part, el senyor <text:span text:style-name="T2">Jordi Servera Humbert</text:span>, amb DNI núm. <text:span text:style-name="T2">4179856J</text:span>, amb domicili al carrer <text:span text:style-name="T2">Miguel de Cervatntes, 27, Alaior</text:span>, que actua com a part venedora.</text:p>
      <text:p text:style-name="Text_20_body">I de l’altra, <text:span text:style-name="T2">la </text:span>senyora <text:span text:style-name="T2">Sofia Barro Juanico</text:span>, amb DNI núm. <text:span text:style-name="T2">41924144N</text:span>, amb domicili al carrer <text:span text:style-name="T2">Carrer des Ramal, 40, Alaior</text:span>, que actua com a part compradora.</text:p>
      <text:p text:style-name="Text_20_body">Les dues parts actuen en nom propi i es reconeixen recíprocament la capacitat legal necessària per contractar.</text:p>
      <text:p text:style-name="Text_20_body"><text:span text:style-name="Strong_20_Emphasis">MANIFESTEN</text:span></text:p>
      <text:list text:style-name="L1">
        <text:list-item>
          <text:p text:style-name="P4">Que el senyor <text:span text:style-name="T2">Jordi Servera Humbert</text:span> és propietari de l’habitatge situat al <text:span text:style-name="T2">número 12 del carrer Miguel de Verí, Maó</text:span>.</text:p>
        </text:list-item>
        <text:list-item>
          <text:p text:style-name="P3">Que l’habitatge està lliure de càrregues i gravàmens.</text:p>
        </text:list-item>
        <text:list-item>
          <text:p text:style-name="P5">Que el senyor <text:span text:style-name="T2">Jordi Servera Humbert</text:span> vol vendre l’habitatge esmentat a <text:span text:style-name="T2">la </text:span>senyora <text:span text:style-name="T2">Sofia Barro Juanico</text:span>, per la qual cosa subscriuen aquest contracte de compravenda, que es regirà pels pactes següents.</text:p>
        </text:list-item>
      </text:list>
      <text:p text:style-name="Text_20_body"><text:span text:style-name="Strong_20_Emphasis">PACTES</text:span></text:p>
      <text:list text:style-name="L2">
        <text:list-item>
          <text:p text:style-name="P7">El preu de la compravenda és de <text:span text:style-name="T2">300000€</text:span>, que <text:span text:style-name="T2">la comprador</text:span>a es compromet a abonar al venedor mitjançant transferència bancària.</text:p>
        </text:list-item>
        <text:list-item>
          <text:p text:style-name="P7">El termini per al lliurament de l’habitatge és de <text:span text:style-name="T3">2 setmanes</text:span>, comptadors a partir de la signatura del present contracte.</text:p>
        </text:list-item>
        <text:list-item>
          <text:p text:style-name="P6">Qualsevol disputa relacionada amb aquest contracte es resoldrà de conformitat amb la legislació vigent i, si escau, davant els tribunals de <text:span text:style-name="T3">Maó</text:span>.</text:p>
        </text:list-item>
      </text:list>
      <text:p text:style-name="Text_20_body">I per deixar constància, signen aquest contracte en <text:span text:style-name="T3">Maó</text:span>, a <text:span text:style-name="T3">11 de novembre del 2024</text:span>.</text:p>
      <text:p text:style-name="P8"><text:span text:style-name="T8">Jordi Servera Humbert</text:span><text:line-break/><text:span text:style-name="T9">Jordi Servera Humbert</text:span></text:p>
      <text:p text:style-name="P8"><text:span text:style-name="T5">Sofia Barro Juanico</text:span><text:line-break/><text:span text:style-name="T9"> </text:span><text:span text:style-name="T10">Sofia Barro Juanico</text:span></text:p>
      <text:p text:style-name="Horizontal_20_Line"/>
      <text:h text:style-name="Heading_20_3" text:outline-level="3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37:26.035002404</meta:creation-date>
    <dc:date>2024-11-19T08:54:38.811130729</dc:date>
    <meta:editing-duration>PT6M59S</meta:editing-duration>
    <meta:editing-cycles>1</meta:editing-cycles>
    <meta:document-statistic meta:table-count="0" meta:image-count="0" meta:object-count="0" meta:page-count="1" meta:paragraph-count="15" meta:word-count="229" meta:character-count="1395" meta:non-whitespace-character-count="1186"/>
    <meta:generator>LibreOffice/24.2.6.2$Linux_X86_64 LibreOffice_project/420$Build-2</meta:generator>
  </office:meta>
</office:document-meta>
</file>